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f879c"/>
    </style:style>
    <style:style style:name="P2" style:family="paragraph" style:parent-style-name="Standard">
      <style:text-properties officeooo:rsid="001f879c" officeooo:paragraph-rsid="001f879c"/>
    </style:style>
    <style:style style:name="P3" style:family="paragraph" style:parent-style-name="Standard">
      <style:text-properties officeooo:rsid="00246650" officeooo:paragraph-rsid="00246650"/>
    </style:style>
    <style:style style:name="P4" style:family="paragraph" style:parent-style-name="Standard">
      <style:text-properties officeooo:rsid="00252ff7" officeooo:paragraph-rsid="00252ff7"/>
    </style:style>
    <style:style style:name="P5" style:family="paragraph" style:parent-style-name="Standard">
      <style:text-properties officeooo:rsid="00255546" officeooo:paragraph-rsid="00255546"/>
    </style:style>
    <style:style style:name="P6" style:family="paragraph" style:parent-style-name="Standard">
      <style:text-properties officeooo:rsid="002662d5" officeooo:paragraph-rsid="002662d5"/>
    </style:style>
    <style:style style:name="P7" style:family="paragraph" style:parent-style-name="Heading_20_4">
      <style:paragraph-properties fo:text-align="center" style:justify-single-word="false"/>
    </style:style>
    <style:style style:name="T1" style:family="text">
      <style:text-properties officeooo:rsid="0021010c"/>
    </style:style>
    <style:style style:name="T2" style:family="text">
      <style:text-properties officeooo:rsid="00246650"/>
    </style:style>
    <style:style style:name="T3" style:family="text">
      <style:text-properties officeooo:rsid="00252ff7"/>
    </style:style>
    <style:style style:name="T4" style:family="text">
      <style:text-properties officeooo:rsid="00255546"/>
    </style:style>
    <style:style style:name="T5" style:family="text">
      <style:text-properties officeooo:rsid="002662d5"/>
    </style:style>
    <style:style style:name="T6" style:family="text">
      <style:text-properties officeooo:rsid="0027c66a"/>
    </style:style>
    <style:style style:name="T7" style:family="text">
      <style:text-properties officeooo:rsid="002908ad"/>
    </style:style>
    <style:style style:name="T8" style:family="text">
      <style:text-properties officeooo:rsid="002a4050"/>
    </style:style>
    <style:style style:name="T9" style:family="text">
      <style:text-properties officeooo:rsid="002b2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4">SOM - UD 6 Administración Linux II </text:h>
      <text:p text:style-name="Title">Tarea CRON </text:p>
      <text:p text:style-name="Text_20_body"/>
      <text:p text:style-name="P1">Indica qué línea hay que añadir al fichero /etc/crontab para realizar cada tarea en el momento indicado: </text:p>
      <text:p text:style-name="P1">1. Apagar el equipo todas las noches a las 23:59.</text:p>
      <text:p text:style-name="P2"><text:tab/><text:span text:style-name="T1">59 23 * * * </text:span><text:span text:style-name="T3">root</text:span><text:span text:style-name="T2"> shutdown now</text:span></text:p>
      <text:p text:style-name="P1">2. Reiniciar el equipo todas la<text:span text:style-name="T8">s</text:span> mañanas a las 7:00.</text:p>
      <text:p text:style-name="P3"><text:tab/><text:span text:style-name="T8">0</text:span> 7 * * * root reboot</text:p>
      <text:p text:style-name="P1">3. Apagar el equipo todos los días 1 de cada mes a las 3:30.</text:p>
      <text:p text:style-name="P4"><text:tab/><text:span text:style-name="T8">30</text:span> <text:span text:style-name="T8">3</text:span> 1 * * root shutdown now</text:p>
      <text:p text:style-name="P1">4. Reiniciar el equipo todos los lunes y viernes a las 00:00.</text:p>
      <text:p text:style-name="P4"><text:tab/>0 0 * * 0,4 root reboot</text:p>
      <text:p text:style-name="P1">5. Apagar el equipo todos los días 1 de junio a septiembre a las 6:30.</text:p>
      <text:p text:style-name="P4"><text:tab/>30 6 1 <text:span text:style-name="T4">6-9 * <text:s/>root shutdown now</text:span></text:p>
      <text:p text:style-name="P1">6. Reiniciar el equipo todos los días 1, 10 y 20 de febrero, mayo y noviembre a las 23:00.</text:p>
      <text:p text:style-name="P5"><text:tab/>00 23 1,10,20 2,5,11 * root reboot</text:p>
      <text:p text:style-name="P1">7. Apagar el equipo del día 1 al 15 de junio a agosto a las 23:00.</text:p>
      <text:p text:style-name="P5"><text:tab/>00 23 1-15<text:span text:style-name="T5"> 6-8 * root shutdown now</text:span></text:p>
      <text:p text:style-name="P1">8. Actualizar el equipo todos los domingos a las 00:00.</text:p>
      <text:p text:style-name="P6">UBUNTU: <text:span text:style-name="T6"><text:tab/></text:span>0 0 * * 6 root apt<text:span text:style-name="T9">-get</text:span> <text:span text:style-name="T7">-y </text:span>update &amp;&amp; apt<text:span text:style-name="T9">-get</text:span> <text:span text:style-name="T7">-y </text:span>upgrade</text:p>
      <text:p text:style-name="P6">MANJARO: <text:span text:style-name="T6"><text:tab/></text:span>0 0 * * 6 root pacman -Sy<text:span text:style-name="T6">y</text:span>u &amp;&amp; yay -Sy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3:08:02.993688554</meta:creation-date>
    <dc:date>2023-02-24T00:30:01.959238697</dc:date>
    <meta:editing-duration>PT9M24S</meta:editing-duration>
    <meta:editing-cycles>5</meta:editing-cycles>
    <meta:generator>LibreOffice/7.5.0.3$Linux_X86_64 LibreOffice_project/50$Build-3</meta:generator>
    <meta:document-statistic meta:table-count="0" meta:image-count="0" meta:object-count="0" meta:page-count="1" meta:paragraph-count="20" meta:word-count="211" meta:character-count="973" meta:non-whitespace-character-count="769"/>
  </office:meta>
</office:document-meta>
</file>